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95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New Variable Command</text:p>
          </table:table-cell>
          <table:table-cell table:style-name="Default" office:value-type="string" calcext:value-type="string">
            <text:p>New_variabl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ode Book File</text:p>
          </table:table-cell>
          <table:table-cell table:style-name="Default" office:value-type="string" calcext:value-type="string">
            <text:p>Dummy_CodeBook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tatistic</text:p>
          </table:table-cell>
          <table:table-cell table:style-name="ce1" office:value-type="string" calcext:value-type="string">
            <text:p>Command</text:p>
          </table:table-cell>
        </table:table-row>
        <table:table-row table:style-name="ro1">
          <table:table-cell/>
          <table:table-cell office:value-type="string" calcext:value-type="string">
            <text:p>Variable_A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table:formula="of:=CONCATENATE([.$B$1];&quot;.py&quot;;&quot; &quot;;[.$B$2];&quot;.xml&quot;;&quot; &quot;;[.B5];&quot; &quot;;[.C5];&quot; &quot;;[.C6];&quot; &quot;;[.D5];&quot; &quot;;[.D6];&quot; &quot;;[.E5];&quot; &quot;;[.E6])" office:value-type="string" office:string-value="New_variable.py Dummy_CodeBook.xml Variable_A YES NO 1 2 345 2344" calcext:value-type="string">
            <text:p>New_variable.py Dummy_CodeBook.xml Variable_A YES NO 1 2 345 2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able_C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table:formula="of:=CONCATENATE([.$B$1];&quot;.py&quot;;&quot; &quot;;[.$B$2];&quot;.xml&quot;;&quot; &quot;;[.B7];&quot; &quot;;[.C7];&quot; &quot;;[.C8];&quot; &quot;;[.D7];&quot; &quot;;[.D8];&quot; &quot;;[.E7];&quot; &quot;;[.E8])" office:value-type="string" office:string-value="New_variable.py Dummy_CodeBook.xml Variable_C YES NO 1 2 345 2344" calcext:value-type="string">
            <text:p>New_variable.py Dummy_CodeBook.xml Variable_C YES NO 1 2 345 2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able_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 table:formula="of:=CONCATENATE([.$B$1];&quot;.py&quot;;&quot; &quot;;[.$B$2];&quot;.xml&quot;;&quot; &quot;;[.B9];&quot; &quot;;[.C9];&quot; &quot;;[.C10];&quot; &quot;;[.D9];&quot; &quot;;[.D10];&quot; &quot;;[.E9];&quot; &quot;;[.E10])" office:value-type="string" office:string-value="New_variable.py Dummy_CodeBook.xml Variable_D Male Female 3 4 345 2344" calcext:value-type="string">
            <text:p>New_variable.py Dummy_CodeBook.xml Variable_D Male Female 3 4 345 2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344" calcext:value-type="float">
            <text:p>2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able_F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table:formula="of:=CONCATENATE([.$B$1];&quot;.py&quot;;&quot; &quot;;[.$B$2];&quot;.xml&quot;;&quot; &quot;;[.B11];&quot; &quot;;[.C11];&quot; &quot;;[.C12];&quot; &quot;;[.D11];&quot; &quot;;[.D12];&quot; &quot;;[.E11];&quot; &quot;;[.E12])" office:value-type="string" office:string-value="New_variable.py Dummy_CodeBook.xml Variable_F White Black 1 2 345 2344" calcext:value-type="string">
            <text:p>New_variable.py Dummy_CodeBook.xml Variable_F White Black 1 2 345 2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  <table:table-row table:style-name="ro1">
          <table:table-cell table:number-columns-repeated="5"/>
          <table:table-cell table:number-columns-spanned="1" table:number-rows-spanned="2"/>
        </table:table-row>
        <table:table-row table:style-name="ro1">
          <table:table-cell table:number-columns-repeated="5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4T13:35:26.909000000</meta:creation-date>
    <dc:date>2020-06-14T16:34:12.057000000</dc:date>
    <meta:editing-duration>PT2H48M21S</meta:editing-duration>
    <meta:editing-cycles>3</meta:editing-cycles>
    <meta:generator>LibreOffice/6.3.0.4$Windows_X86_64 LibreOffice_project/057fc023c990d676a43019934386b85b21a9ee99</meta:generator>
    <meta:document-statistic meta:table-count="1" meta:cell-count="41" meta:object-count="0"/>
  </office:meta>
</office:document-meta>
</file>